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Modern Antiqua" svg:font-family="'Modern Antiqua'"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margin-top="0in" fo:margin-bottom="0in" loext:contextual-spacing="false" fo:line-height="100%"/>
    </style:style>
    <style:style style:name="P3" style:family="paragraph" style:parent-style-name="Heading_20_3">
      <style:paragraph-properties fo:margin-top="0in" fo:margin-bottom="0in" loext:contextual-spacing="false" fo:line-height="100%"/>
    </style:style>
    <style:style style:name="P4" style:family="paragraph" style:parent-style-name="Heading_20_3">
      <style:paragraph-properties fo:margin-top="0.139in" fo:margin-bottom="0in" loext:contextual-spacing="false" fo:line-height="100%"/>
    </style:style>
    <style:style style:name="P5" style:family="paragraph" style:parent-style-name="Subtitle">
      <style:paragraph-properties fo:margin-top="0in" fo:margin-bottom="0in" loext:contextual-spacing="false" fo:line-height="100%" fo:text-align="center" style:justify-single-word="false"/>
      <style:text-properties fo:color="#000000" style:font-name="Sorts Mill Goudy" fo:font-size="12pt" style:font-name-asian="Sorts Mill Goudy1" style:font-size-asian="12pt" style:font-name-complex="Sorts Mill Goudy1" style:font-size-complex="12pt"/>
    </style:style>
    <style:style style:name="P6" style:family="paragraph" style:parent-style-name="Title" style:master-page-name="Standard">
      <style:paragraph-properties fo:margin-top="0in" fo:margin-bottom="0in" loext:contextual-spacing="false" fo:line-height="100%" fo:text-align="center" style:justify-single-word="false" style:page-number="1"/>
    </style:style>
    <style:style style:name="P7" style:family="paragraph" style:parent-style-name="normal">
      <style:paragraph-properties fo:text-align="center" style:justify-single-word="false"/>
    </style:style>
    <style:style style:name="P8" style:family="paragraph" style:parent-style-name="normal" style:list-style-name="WWNum3">
      <style:paragraph-properties fo:margin-left="0.5in" fo:margin-right="0in" fo:margin-top="0in" fo:margin-bottom="0in" loext:contextual-spacing="false" fo:text-indent="-0.25in" style:auto-text-indent="false"/>
    </style:style>
    <style:style style:name="P9" style:family="paragraph" style:parent-style-name="normal" style:list-style-name="WWNum1">
      <style:paragraph-properties fo:margin-left="0.5in" fo:margin-right="0in" fo:margin-top="0in" fo:margin-bottom="0in" loext:contextual-spacing="false" fo:text-indent="-0.25in" style:auto-text-indent="false"/>
    </style:style>
    <style:style style:name="P10" style:family="paragraph" style:parent-style-name="normal" style:list-style-name="WWNum2">
      <style:paragraph-properties fo:margin-left="0.5in" fo:margin-right="0in" fo:margin-top="0in" fo:margin-bottom="0in" loext:contextual-spacing="false" fo:text-indent="-0.25in" style:auto-text-indent="false"/>
    </style:style>
    <style:style style:name="P11" style:family="paragraph" style:parent-style-name="normal" style:list-style-name="WWNum3">
      <style:paragraph-properties fo:margin-left="0.5in" fo:margin-right="0in" fo:text-indent="-0.25in" style:auto-text-indent="false"/>
    </style:style>
    <style:style style:name="P12" style:family="paragraph" style:parent-style-name="normal" style:list-style-name="WWNum1">
      <style:paragraph-properties fo:margin-left="0.5in" fo:margin-right="0in" fo:text-indent="-0.25in" style:auto-text-indent="false"/>
    </style:style>
    <style:style style:name="P13" style:family="paragraph" style:parent-style-name="normal" style:list-style-name="WWNum4">
      <style:paragraph-properties fo:margin-left="0.5in" fo:margin-right="0in" fo:text-indent="-0.25in" style:auto-text-indent="false"/>
    </style:style>
    <style:style style:name="P14" style:family="paragraph" style:parent-style-name="normal" style:list-style-name="WWNum2">
      <style:paragraph-properties fo:margin-left="0.5in" fo:margin-right="0in" fo:text-indent="-0.25in" style:auto-text-indent="false"/>
    </style:style>
    <style:style style:name="P15" style:family="paragraph" style:parent-style-name="normal">
      <style:paragraph-properties fo:margin-left="0in" fo:margin-right="0in" fo:text-indent="0in" style:auto-text-indent="false"/>
    </style:style>
    <style:style style:name="P16" style:family="paragraph" style:parent-style-name="normal" style:list-style-name="WWNum2">
      <style:paragraph-properties fo:margin-left="1in" fo:margin-right="0in" fo:margin-top="0in" fo:margin-bottom="0in" loext:contextual-spacing="false" fo:text-indent="-0.25in" style:auto-text-indent="false"/>
    </style:style>
    <style:style style:name="P17" style:family="paragraph" style:parent-style-name="normal">
      <style:paragraph-properties fo:margin-top="0in" fo:margin-bottom="0.0835in" loext:contextual-spacing="false" fo:line-height="100%"/>
    </style:style>
    <style:style style:name="T1" style:family="text">
      <style:text-properties fo:color="#b7b7b7"/>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style:font-name="Sorts Mill Goudy" fo:font-size="12pt" style:font-name-asian="Sorts Mill Goudy1" style:font-size-asian="12pt" style:font-name-complex="Sorts Mill Goudy1" style:font-size-complex="12pt"/>
    </style:style>
    <style:style style:name="T6" style:family="text">
      <style:text-properties style:font-name="Sorts Mill Goudy" style:font-name-asian="Sorts Mill Goudy1" style:font-name-complex="Sorts Mill Goudy1"/>
    </style:style>
    <style:style style:name="T7" style:family="text">
      <style:text-properties fo:color="#3d85c6" style:font-name="Sorts Mill Goudy" fo:font-size="12pt" style:font-name-asian="Sorts Mill Goudy1" style:font-size-asian="12pt" style:font-name-complex="Sorts Mill Goudy1" style:font-size-complex="12pt"/>
    </style:style>
    <style:style style:name="T8" style:family="text">
      <style:text-properties style:font-name="Spectral" fo:font-size="9pt" style:font-name-asian="Spectral1" style:font-size-asian="9pt" style:font-name-complex="Spectral1" style:font-size-complex="9pt"/>
    </style:style>
    <style:style style:name="T9" style:family="text">
      <style:text-properties fo:font-style="italic" style:font-style-asian="italic"/>
    </style:style>
    <style:style style:name="Sect1" style:family="section">
      <style:section-properties text:dont-balance-text-columns="true" style:editable="false">
        <style:columns fo:column-count="2">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uejakd31gj5e"/><text:span text:style-name="T1">Exalted Reincarnated<text:line-break/>Lunars</text:span></text:p>
      <text:p text:style-name="P5"><text:bookmark text:name="_swnlk8brvb6y"/></text:p>
      <text:p text:style-name="P7"><text:a xlink:type="simple" xlink:href="https://docs.google.com/document/d/1C3q4JN6eVq54VIY2Q3gGDGnvU5dOC4St3XSGUV6Ylzg/edit?usp=sharing" text:style-name="ListLabel_20_37" text:visited-style-name="ListLabel_20_37"><text:span text:style-name="T2">Exalted Reincarnated Core</text:span></text:a><text:bookmark text:name="_5vf7xy8eum0k"/></text:p>
      <text:section text:style-name="Sect1" text:name="TextSection">
        <text:p text:style-name="Heading_20_1"><text:bookmark text:name="_9189n6mh0bnz"/>Introduction</text:p>
        <text:p text:style-name="normal"/>
        <text:p text:style-name="P2"><text:bookmark text:name="_6p8ujmjfijpb"/>Character Creation</text:p>
        <text:p text:style-name="normal">The Lunar gains access to the Supernatural Abilities: <text:span text:style-name="T3">Shapeshifting, Beasts, Spirits</text:span>, and <text:span text:style-name="T3">Wyld, </text:span>which may be Favored at character creation.</text:p>
        <text:p text:style-name="normal">The Lunar is granted an additional <text:span text:style-name="T3">Favored Ability </text:span><text:s/>that must be spent on one of these four Supernatural Abilities. This brings their total number of Favored Abilities to 6.</text:p>
        <text:p text:style-name="normal">The Lunar chooses an animalistic <text:span text:style-name="T3">Spirit Form</text:span>, which is an embodiment of their soul--a symbol of their true self. It should hold some deep personal meaning to the Exalt.</text:p>
        <text:p text:style-name="normal">Choose a <text:span text:style-name="T3">Tell</text:span>, which is a distinctive characteristic that persists through all forms of the Lunar. This could be a scar, tattoo, physical characteristics, or something more supernatural like an oversized and misshapen shadow.</text:p>
        <text:list xml:id="list971161319" text:style-name="WWNum3">
          <text:list-item>
            <text:p text:style-name="P8">A Lunar’s Anima banner, in addition to glowing, is a suffusing and merging of her form with her Spirit Shape. </text:p>
          </text:list-item>
          <text:list-item>
            <text:p text:style-name="P11"><text:span text:style-name="T3">Hybrid Body Rules:</text:span> <text:s/>You may either choose mutations totaling two boons, or three boons and one bane that represent your Spirit animal. The remaining aspects that are merged in become purely aesthetic--wings that do not grant the ability to fly, for example.<text:line-break/></text:p>
          </text:list-item>
        </text:list>
        <text:p text:style-name="Heading_20_2"><text:bookmark text:name="_ds6gcw617mpq"/>Supernatural Abilities</text:p>
        <text:p text:style-name="Heading_20_3"><text:bookmark text:name="_dsxuw8wy1phy"/>Shapeshifting</text:p>
        <text:p text:style-name="normal">[[ Rules for Shapeshifting.</text:p>
        <text:p text:style-name="normal">By default (all can be altered through Shapeshifting charms):</text:p>
        <text:list xml:id="list1229075253" text:style-name="WWNum1">
          <text:list-item>
            <text:p text:style-name="P9">No smaller than cat, no larger than horse</text:p>
          </text:list-item>
          <text:list-item>
            <text:p text:style-name="P9">Mundane animals only (e.g. those without Essence. Creatures that have been mutated by the Wyld are still okay, though that is frowned upon by the Silver Pact)</text:p>
          </text:list-item>
          <text:list-item>
            <text:p text:style-name="P9">Full transformations. All or nothing.</text:p>
          </text:list-item>
          <text:list-item>
            <text:p text:style-name="P12">Takes a Secondary Action to perform</text:p>
          </text:list-item>
        </text:list>
        <text:p text:style-name="P15">Lunars keep their same stats between forms, but may gain a temporary mutation based on the form (e.g. wings).</text:p>
        <text:p text:style-name="P15">You get (Shapeshifting) permanent forms that you can turn into, in addition to Spirit Form. <text:s/>You gain them by taking the form that has been discarded by a Great Change. (which is called a Sacred Hunt).</text:p>
        <text:p text:style-name="P15">Typically a Great Change is through death--particularly with beasts--but it is not limited to it. If you were walk with a human and witness them in a turning point of life, you could hop into their old form.]]</text:p>
        <text:p text:style-name="P15">Shapeshifting to forms grants boons and disadvantages. <text:s text:c="2"/>The boons are typically just there, but if challenged provide +2 Successes for boons, -2 successes for disadvantages.</text:p>
        <text:p text:style-name="Heading_20_4"><text:bookmark text:name="_w3elzzxwdxvf"/>Sample Projects</text:p>
        <text:list xml:id="list1733964926" text:style-name="WWNum4">
          <text:list-item>
            <text:p text:style-name="P13">The Lunar may impart Mutations from their forms upon mortals.</text:p>
          </text:list-item>
        </text:list>
        <text:p text:style-name="Heading_20_3"><text:bookmark text:name="_2g42z7eu9ar0"/><office:annotation office:name="__Annotation__4496_1599337319"><dc:creator>Samuel Smith</dc:creator><dc:date>2020-10-12T15:43:28</dc:date><text:p>Not sure if I like this one.</text:p></office:annotation>Beasts<office:annotation-end office:name="__Annotation__4496_1599337319"/></text:p>
        <text:p text:style-name="normal">[[Use and control over wild beasts of the land]]</text:p>
        <text:p text:style-name="Heading_20_3"><text:bookmark text:name="_q1ztagrwh2qa"/>Spirits</text:p>
        <text:p text:style-name="normal">[[Communication with spirits, walking the spirit realm, and such spiritual things]]</text:p>
        <text:p text:style-name="Heading_20_3"><text:bookmark text:name="_p1biolqr9bjg"/>Wyld</text:p>
        <text:p text:style-name="normal">[[Harvesting and using Chaos. Walking through, understanding, and being fluid like the Wyld]]</text:p>
        <text:p text:style-name="P2"><text:bookmark text:name="_hencce2r3stw"/>Castes</text:p>
        <text:p text:style-name="normal">[[Lunars can switch Castes at the start of a new Story? Does this add anything?]]</text:p>
        <text:p text:style-name="P3"><text:bookmark text:name="_4izdnyeqkhyo"/><text:soft-page-break/><text:span text:style-name="T5">Full Moon</text:span></text:p>
        <text:p text:style-name="normal">The Full Moon is a fearsome beast of physical might. By spending a Strife Point, they gain the following for the remainder of the scene:</text:p>
        <text:list xml:id="list476617122" text:style-name="WWNum2">
          <text:list-item>
            <text:p text:style-name="P10">+(Essence) dice to all Feats of strength</text:p>
          </text:list-item>
          <text:list-item>
            <text:p text:style-name="P10">+(Essence) for all Movement rolls.</text:p>
            <text:list>
              <text:list-item>
                <text:p text:style-name="P16">In combat they may take a Dash action without suffering the DV penalty.</text:p>
              </text:list-item>
            </text:list>
          </text:list-item>
          <text:list-item>
            <text:p text:style-name="P14">+5 END.</text:p>
          </text:list-item>
        </text:list>
        <text:p text:style-name="P3"><text:bookmark text:name="_jbrh82yr456r"/><text:span text:style-name="T5">Changing Moon</text:span></text:p>
        <text:p text:style-name="normal"/>
        <text:p text:style-name="P3"><text:bookmark text:name="_oh9e7rjwoc8j"/><text:span text:style-name="T5">No Moon</text:span></text:p>
        <text:p text:style-name="normal"/>
        <text:p text:style-name="P3"><text:bookmark text:name="_eyhosf5gic04"/><text:span text:style-name="T5">Casteless</text:span></text:p>
        <text:p text:style-name="normal"/>
        <text:p text:style-name="P2"><text:bookmark text:name="_slcsacj3ng52"/><office:annotation office:name="__Annotation__4540_1599337319"><dc:creator>Samuel Smith</dc:creator><dc:date>2020-09-27T17:38:53</dc:date><text:p>This is too powerful, especially compared to the Solar Strife. I need to figure out how to resolve this.</text:p></office:annotation>Strife Expression<office:annotation-end office:name="__Annotation__4540_1599337319"/></text:p>
        <text:p text:style-name="P4"><text:bookmark text:name="_2wp0snkebcul"/><text:span text:style-name="T7">Lunar Adaptability</text:span></text:p>
        <text:p text:style-name="P17"><text:span text:style-name="T8">The Lunar chooses two Attributes and fuses them. For the remainder of the scene, so long as they describe how both Attributes help them in their action, they may use the sum of the two attributes for their roll.</text:span></text:p>
        <text:p text:style-name="P2"><text:bookmark text:name="_557qeu665ocd"/>Who Becomes a Lunar?</text:p>
        <text:p text:style-name="normal">[[Those that throw off shackles</text:p>
        <text:p text:style-name="P2"><text:bookmark text:name="_u56fqb5lg3j9"/>Great Curse</text:p>
        <text:p text:style-name="normal">[[Lunars are troubled by their <text:span text:style-name="T3">Identity</text:span>. Are they man or beast? Do they know who they are? Where do they belong? <text:s/>Are they influenced by their spirit shape to be non-human?]]</text:p>
        <text:p text:style-name="Heading_20_1"><text:bookmark text:name="_62irfn1bjryv"/>Charms</text:p>
        <text:p text:style-name="normal">[[todo: Clay-wetting Practice, Instant Changes, Hybrid Body Rearrangement]</text:p>
        <text:p text:style-name="Heading_20_1"><text:bookmark text:name="_y1cld5jk5v6t"/></text:p>
        <text:p text:style-name="P1"><text:bookmark text:name="_s3kqm0qp52jv"/>Shapeshifting</text:p>
        <text:p text:style-name="P2"><text:bookmark text:name="_dbexc6j84u61"/>Lesser Charms</text:p>
        <text:p text:style-name="P3"><text:bookmark text:name="_x4hvuuxtci2l"/><text:span text:style-name="T5">Hybrid Body Rearrangement</text:span></text:p>
        <text:p text:style-name="normal"><text:span text:style-name="T3">Cost: </text:span>3m<text:line-break/><text:span text:style-name="T3">Type:</text:span> Secondary Action (Scene)<text:line-break/><text:span text:style-name="T3">Mins:</text:span> Shapeshifting 1</text:p>
        <text:p text:style-name="normal">The Lunar becomes able to manifest a Boon of one of their known animal forms by only partially shifting their body.</text:p>
        <text:p text:style-name="P3"><text:bookmark text:name="_sxb2b5smf0wr"/><text:span text:style-name="T5">Life of the Hummingbird</text:span></text:p>
        <text:p text:style-name="normal"><text:span text:style-name="T3">Cost: </text:span>5m<text:line-break/><text:span text:style-name="T3">Type:</text:span> Primary Action (Scene)<text:line-break/><text:span text:style-name="T3">Mins:</text:span> Shapeshifting 1</text:p>
        <text:p text:style-name="normal">A form may be stolen by simply the taste of another’s blood, allowing the Lunar to use the form for One Scene. <text:s/>The scene does not have to be the same one in which the blood was taken, but cannot be more than 2 days apart.</text:p>
        <text:p text:style-name="normal">The form taken must still adhere to what forms the Lunar could take.</text:p>
        <text:p text:style-name="normal">The amount taken is enough to cause a sharp pain to the target--enough to be noticed and potentially attributed to a particularly nasty scratch or cut, but not so much that it is considered a wound or impairs the target.</text:p>
        <text:p text:style-name="P3"><text:bookmark text:name="_mt44bwelt5ys"/><text:span text:style-name="T6">Changing Plumage Mastery</text:span></text:p>
        <text:p text:style-name="normal"><text:span text:style-name="T3">Cost: </text:span>2m<text:line-break/><text:span text:style-name="T3">Type:</text:span> Secondary Action (Scene)<text:line-break/><text:span text:style-name="T3">Mins:</text:span> Shapeshifting 1</text:p>
        <text:p text:style-name="normal">The Lunar may alter their known forms into different patterns and markings that could plausibly be part of their form, ranging from colors to patterning to even texture.</text:p>
        <text:p text:style-name="normal">If they have Prey's Skin Disguise, they also may mimic and alter clothing.</text:p>
        <text:p text:style-name="normal">Accurately Mimicking a <text:span text:style-name="T9">specific </text:span>pattern is a contested roll of (Cunning + Shapeshifting) vs. the target's (Insight + Awareness) defense.</text:p>
        <text:p text:style-name="P3"><text:bookmark text:name="_7o2oxs2fpvsn"/><text:span text:style-name="T5">Prey’s Skin Disguise</text:span></text:p>
        <text:p text:style-name="normal"><text:span text:style-name="T3">Cost: </text:span>--; <text:span text:style-name="T3">Mins:</text:span> Shapeshifting 2<text:line-break/><text:span text:style-name="T3">Type:</text:span> Permanent<text:line-break/><text:span text:style-name="T3">Duration: </text:span>Permanent</text:p>
        <text:p text:style-name="normal">The Lunar is able to take the forms of Humans and other humanoid mortals (such as Dragon Kings and Mountain Folk).</text:p>
        <text:p text:style-name="P3"><text:bookmark text:name="_rzfuxym6608v"/><text:span text:style-name="T5">Emerald Grasshopper Form</text:span></text:p>
        <text:p text:style-name="normal"><text:span text:style-name="T3">Cost: </text:span>--; <text:span text:style-name="T3">Mins:</text:span> Shapeshifting 3<text:line-break/><text:span text:style-name="T3">Type:</text:span> Permanent<text:line-break/><text:span text:style-name="T3">Duration: </text:span>Permanent</text:p>
        <text:p text:style-name="normal">The Size Boon of <text:span text:style-name="T3">Miniscule </text:span>becomes available to the Lunar, allowing them to express this boon and shapeshift into creatures this size.</text:p>
        <text:p text:style-name="P3"><text:bookmark text:name="_bfzen9rcpdc4"/><text:span text:style-name="T5">Towering Beast Form</text:span></text:p>
        <text:p text:style-name="normal"><text:span text:style-name="T3">Cost: </text:span>--; <text:span text:style-name="T3">Mins:</text:span> Shapeshifting 3<text:line-break/><text:span text:style-name="T3">Type:</text:span> Permanent<text:line-break/><text:span text:style-name="T3">Duration: </text:span>Permanent</text:p>
        <text:p text:style-name="normal">The Size Boon of <text:span text:style-name="T3">Giant</text:span> becomes available to the Lunar, allowing them to express this boon and shapeshift into creatures this size.</text:p>
        <text:p text:style-name="P3"><text:bookmark text:name="_anflsgmlt9so"/><text:span text:style-name="T5">Spirit-Stealing Form</text:span></text:p>
        <text:p text:style-name="normal"><text:span text:style-name="T3">Cost: </text:span>--; <text:span text:style-name="T3">Mins:</text:span> Shapeshifting 4<text:line-break/><text:span text:style-name="T3">Type:</text:span> Permanent<text:line-break/><text:span text:style-name="T3">Duration: </text:span>Permanent</text:p>
        <text:p text:style-name="normal">The Lunar is able to take the forms of Spirits, Demons, Elementals and other such mythical creatures, so long as the target has an Essence Rating Equal to or less than the Lunar’s.</text:p>
        <text:p text:style-name="P2"><text:bookmark text:name="_rj48mi4rh0cn"/>Greater Charms</text:p>
        <text:p text:style-name="P3"><text:bookmark text:name="_nfike2yg8b7d"/><text:span text:style-name="T5">Constant Quicksilver Rearrangement</text:span></text:p>
        <text:p text:style-name="normal"><text:span text:style-name="T3">Cost: </text:span>--; <text:span text:style-name="T3">Mins:</text:span> Shapeshifting 4<text:line-break/><text:span text:style-name="T3">Type:</text:span> Permanent<text:line-break/><text:span text:style-name="T3">Duration: </text:span>Permanent</text:p>
        <text:p text:style-name="normal">All shapeshifting actions may be performed Instantaneously, and are considered Reflexive instead of a Secondary Action.</text:p>
        <text:p text:style-name="P3"><text:bookmark text:name="_appg0yfwwu1m"/><text:span text:style-name="T5">Insidious Lunar Transformation</text:span></text:p>
        <text:p text:style-name="normal"><text:span text:style-name="T3">Cost: </text:span>10m, 2End; <text:span text:style-name="T3">Mins:</text:span> Shapeshifting 4<text:line-break/><text:span text:style-name="T3">Type:</text:span> Primary Action<text:line-break/><text:span text:style-name="T3">Duration: </text:span>One Scene</text:p>
        <text:p text:style-name="normal">By pouring their own blood (worth 2 Endurance) into a target, the Lunar instantly alters the form of another into an animal from their Heart’s Blood library. This effect will last until the remainder of the Scene.</text:p>
        <text:p text:style-name="normal"><text:soft-page-break/>If done in combat, this is a Primary Action that must be done at Close Range. </text:p>
        <text:p text:style-name="normal">If the target is unwilling, the Lunar must first succeed on a (Essence + Shapeshifting) roll vs the target’s Resolve.</text:p>
        <text:p text:style-name="normal"/>
        <text:p text:style-name="normal"/>
        <text:p text:style-name="normal"/>
        <text:p text:style-name="P1"><text:bookmark text:name="_4zp2ftp8wrs6"/>Martial Arts</text:p>
        <text:p text:style-name="Heading_20_2"><text:bookmark text:name="_jtyn1fr8rv69"/>Deadly Beastman Style</text:p>
        <text:p text:style-name="normal"><text:span text:style-name="T3">Shapeshifting, Physique, Brawl</text:span></text:p>
        <text:p text:style-name="normal">No External Armor, No External Weapons</text:p>
        <text:p text:style-name="normal">The Deadly Beastman, on taking this form, merges their Spirit Form and Human form into one, as though they had flared their anima to its full level. </text:p>
        <text:p text:style-name="normal">The Beastman grows natural weaponry, based on the natural weaponry of their Spirit Form. While they are still considered unarmed, they may use the statistics of Unarmed, <text:s/>Light, or Medium Weaponry, with an added +1 to Base Damage. The category choice should be reflective of their Spirit Form’s natural weaponry.<text:line-break/> [+3 acc, +1 Dmg; <text:s text:c="4"/>+2Acc +2 Dmg; <text:s/>or <text:s text:c="2"/>+1 Acc +3 Dmg]</text:p>
        <text:p text:style-name="normal">The Beastman gains the<text:span text:style-name="T3"> </text:span>size of <text:span text:style-name="T3">Large</text:span> (+2 Soak, + 5 Endurance, and -2 successes on Fine Dexterity/Sneak rolls). This does not affect Lunars who are already of size Large (or bigger).</text:p>
        <text:p text:style-name="normal">If the Beastman’s animal form has natural armor, such as a carapace or scales, they may gain an additional +1 Soak at the cost of -1 Evasion.</text:p>
        <text:p text:style-name="normal">Aside from this, other mutations still follow the <text:span text:style-name="T3">Hybrid Body Rules</text:span> (including their alteration from the Hybrid Body Rearrangement)</text:p>
        <text:p text:style-name="normal"/>
        <text:p text:style-name="P2"><text:bookmark text:name="_uav8ry8uatc1"/>Lesser Techniques</text:p>
        <text:p text:style-name="P3"><text:bookmark text:name="_53nqgibrzq3h"/><text:span text:style-name="T5">Hide-Hardening Technique</text:span></text:p>
        <text:p text:style-name="normal"><text:span text:style-name="T3">Cost: </text:span>3m; <text:span text:style-name="T3">Mins:</text:span> Physique 2, Shapeshifting 1<text:line-break/><text:span text:style-name="T3">Type:</text:span> Reflexive<text:line-break/><text:span text:style-name="T3">Duration: </text:span>Instant</text:p>
        <text:p text:style-name="normal">The Lunar reinforces their body, hardening their defenses against an attack, gaining +3 Soak.</text:p>
        <text:p text:style-name="P3"><text:bookmark text:name="_lfuvgptnfdrx"/><text:span text:style-name="T5">Howling Visage</text:span></text:p>
        <text:p text:style-name="normal"><text:span text:style-name="T3">Cost: </text:span>5m 2i; <text:span text:style-name="T3">Mins:</text:span> Physique 3, Shapeshifting 2<text:line-break/><text:span text:style-name="T3">Type:</text:span> Distract Action<text:line-break/><text:span text:style-name="T3">Duration: </text:span>Instant</text:p>
        <text:p text:style-name="normal">The Lunar lets loose a great and terrifying Howl upon the battlefield, using their (Strength + Physique) as a Distract Action against all enemy characters that are within Medium Range of the Lunar, and can either hear or see them.</text:p>
        <text:p text:style-name="P3"><text:bookmark text:name="_b8n4xwfhpqx5"/><text:span text:style-name="T5">Rip and Tear</text:span></text:p>
        <text:p text:style-name="normal"><text:span text:style-name="T3">Cost: </text:span>4m, 2i; <text:span text:style-name="T3">Mins:</text:span> Physique 4, Shapeshifting 3<text:line-break/><text:span text:style-name="T3">Type:</text:span> Supplemental<text:line-break/><text:span text:style-name="T3">Duration: </text:span>Instant</text:p>
        <text:p text:style-name="normal">With raging claws, and teeth, the Lunar shreds their target apart, dealing (Essence) additional Damage.</text:p>
        <text:p text:style-name="P2"><text:bookmark text:name="_9hza9lv2xcku"/>Greater Techniques</text:p>
        <text:p text:style-name="P3"><text:bookmark text:name="_ypk1odo6zr1e"/><text:span text:style-name="T5">Halting the Scarlet Flow</text:span></text:p>
        <text:p text:style-name="normal"><text:span text:style-name="T3">Cost: </text:span>7m; <text:span text:style-name="T3">Mins:</text:span> Physique 5, Shapeshifting 4<text:line-break/><text:span text:style-name="T3">Type:</text:span> Secondary Action<text:line-break/><text:span text:style-name="T3">Duration: </text:span>Instant</text:p>
        <text:p text:style-name="normal">The Lunar immediately regains (Shapeshifting + Essence) Endurance.</text:p>
        <text:p text:style-name="P3"><text:bookmark text:name="_mb2anubtm7hi"/><text:span text:style-name="T5">Towering Giant Enhancement</text:span></text:p>
        <text:p text:style-name="normal"><text:span text:style-name="T3">Cost: </text:span>--(2m); <text:span text:style-name="T3">Mins:</text:span> Physique 5, Shapeshifting 5<text:line-break/><text:span text:style-name="T3">Type:</text:span> Permanent (Secondary Action)<text:line-break/><text:span text:style-name="T3">Duration: </text:span>Permanent (Instant)</text:p>
        <text:p text:style-name="normal">Instead of becoming <text:span text:style-name="T3">Large </text:span>on entering the form, the Lunar may instead become <text:span text:style-name="T3">Gigantic</text:span> (+4 Soak, +10 Endurance, -2Evasion, No Fine Dexterity/Sneak).</text:p>
        <text:p text:style-name="normal">The Lunar may switch between <text:span text:style-name="T3">Large</text:span> and <text:span text:style-name="T3">Gigantic</text:span> as a Secondary Action costing 2m.</text:p>
        <text:p text:style-name="normal">Regardless of if the Lunar is Large or Gigantic, they gain an additional +2 Base Damage.</text:p>
        <text:p text:style-name="Heading_20_1"><text:bookmark text:name="_dhb7vreln6c9"/></text:p>
        <text:p text:style-name="P1"><text:bookmark text:name="_rql9puu3rssc"/>Brawl</text:p>
        <text:p text:style-name="P2"><text:bookmark text:name="_ngp4jftggp9j"/>Lesser Charms</text:p>
        <text:p text:style-name="P3"><text:bookmark text:name="_eobax35guw02"/><text:span text:style-name="T5">Throat-Baring Hold</text:span></text:p>
        <text:p text:style-name="normal"><text:span text:style-name="T3">Cost: </text:span>5m 2i; <text:span text:style-name="T3">Mins:</text:span> Brawl 3<text:line-break/><text:span text:style-name="T3">Type:</text:span> Grapple Action<text:line-break/><text:span text:style-name="T3">Duration: </text:span>Grapple</text:p>
        <text:p text:style-name="normal">The Lunar gains +(Essence) successes on a Grapple action Should they succeed on their grapple, they also <text:s/>immediately deal (Strength) damage to the target.</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Modern Antiqua" svg:font-family="'Modern Antiqua'"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0835in" loext:contextual-spacing="false" fo:line-height="100%"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style:font-name="Modern Antiqua" fo:font-family="'Modern Antiqua'" style:font-family-generic="roman" style:font-pitch="variable" fo:font-size="20pt" fo:font-weight="bold" style:font-name-asian="Modern Antiqua1" style:font-family-asian="'Modern Antiqua'" style:font-family-generic-asian="system" style:font-pitch-asian="variable" style:font-size-asian="20pt" style:font-weight-asian="bold" style:font-name-complex="Modern Antiqua1" style:font-family-complex="'Modern Antiqua'" style:font-family-generic-complex="system" style:font-pitch-complex="variable" style:font-size-complex="20pt"/>
    </style:style>
    <style:style style:name="Heading_20_2" style:display-name="Heading 2"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0b5394" style:font-name="Modern Antiqua" fo:font-family="'Modern Antiqua'" style:font-family-generic="roman" style:font-pitch="variable" fo:font-size="16pt" style:font-name-asian="Modern Antiqua1" style:font-family-asian="'Modern Antiqua'" style:font-family-generic-asian="system" style:font-pitch-asian="variable" style:font-size-asian="16pt" style:font-name-complex="Modern Antiqua1" style:font-family-complex="'Modern Antiqua'"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top="0.139in" fo:margin-bottom="0in" loext:contextual-spacing="false" fo:line-height="100%" fo:keep-together="always" fo:keep-with-next="always"/>
      <style:text-properties fo:color="#3d85c6" style:font-name="Modern Antiqua" fo:font-family="'Modern Antiqua'" style:font-family-generic="roman" style:font-pitch="variable" fo:font-size="12pt" style:font-name-asian="Modern Antiqua1" style:font-family-asian="'Modern Antiqua'" style:font-family-generic-asian="system" style:font-pitch-asian="variable" style:font-size-asian="12pt" style:font-name-complex="Modern Antiqua1" style:font-family-complex="'Modern Antiqua'"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style:font-name="Modern Antiqua" fo:font-family="'Modern Antiqua'" style:font-family-generic="roman" style:font-pitch="variable" fo:font-size="26pt" style:font-name-asian="Modern Antiqua1" style:font-family-asian="'Modern Antiqua'" style:font-family-generic-asian="system" style:font-pitch-asian="variable" style:font-size-asian="26pt" style:font-name-complex="Modern Antiqua1" style:font-family-complex="'Modern Antiqua'" style:font-family-generic-complex="system" style:font-pitch-complex="variable"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normal"/>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0" meta:image-count="0" meta:object-count="0" meta:page-count="8" meta:paragraph-count="119" meta:word-count="1516" meta:character-count="9202" meta:non-whitespace-character-count="7806"/>
    <meta:generator>LibreOffice/6.3.0.4$Windows_X86_64 LibreOffice_project/057fc023c990d676a43019934386b85b21a9ee99</meta:generator>
  </office:meta>
</office:document-meta>
</file>